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8bac9" officeooo:paragraph-rsid="0008bac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08bac9" officeooo:paragraph-rsid="0008bac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08bac9" officeooo:paragraph-rsid="000c3c4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00c3c4d" officeooo:paragraph-rsid="000d8f0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8bac9" officeooo:paragraph-rsid="0008bac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a8e74" officeooo:paragraph-rsid="000a8e7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c3c4d" officeooo:paragraph-rsid="000c3c4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08bac9"/>
    </style:style>
    <style:style style:name="P9" style:family="paragraph" style:parent-style-name="Standard">
      <style:paragraph-properties fo:text-align="justify" style:justify-single-word="false"/>
      <style:text-properties officeooo:paragraph-rsid="000d8f0b"/>
    </style:style>
    <style:style style:name="P10" style:family="paragraph" style:parent-style-name="Standard">
      <style:paragraph-properties fo:text-align="justify" style:justify-single-word="false"/>
      <style:text-properties officeooo:rsid="000d8f0b" officeooo:paragraph-rsid="000d8f0b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0d8f0b" officeooo:paragraph-rsid="000d8f0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0a8e74" officeooo:paragraph-rsid="000d8f0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0766c" officeooo:paragraph-rsid="0010766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0c3c4d" officeooo:paragraph-rsid="0010a32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1da07" officeooo:paragraph-rsid="0011da0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11da07" officeooo:paragraph-rsid="001ccea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552bf" officeooo:paragraph-rsid="001552b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6b51f" officeooo:paragraph-rsid="0016b51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18a79d" officeooo:paragraph-rsid="0018a79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bold" officeooo:rsid="0010766c" officeooo:paragraph-rsid="0010766c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2pt" fo:font-weight="bold" officeooo:rsid="0008bac9" officeooo:paragraph-rsid="000c3c4d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2pt" fo:font-weight="bold" officeooo:rsid="000c3c4d" officeooo:paragraph-rsid="000d8f0b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fo:font-weight="bold" officeooo:rsid="001552bf" officeooo:paragraph-rsid="001552b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2pt" fo:font-weight="bold" officeooo:rsid="0016b51f" officeooo:paragraph-rsid="0016b51f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 fo:break-before="page"/>
      <style:text-properties fo:font-size="12pt" fo:font-weight="normal" officeooo:rsid="0011da07" officeooo:paragraph-rsid="001cceab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8bac9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a8e74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d8f0b" style:font-size-asian="10.5pt" style:font-weight-asian="normal" style:font-size-complex="12pt" style:font-weight-complex="normal"/>
    </style:style>
    <style:style style:name="T5" style:family="text">
      <style:text-properties officeooo:rsid="000c3c4d"/>
    </style:style>
    <style:style style:name="T6" style:family="text">
      <style:text-properties officeooo:rsid="0010a32a"/>
    </style:style>
    <style:style style:name="T7" style:family="text">
      <style:text-properties officeooo:rsid="0015cac7"/>
    </style:style>
    <style:style style:name="T8" style:family="text">
      <style:text-properties officeooo:rsid="0016b51f"/>
    </style:style>
    <style:style style:name="T9" style:family="text">
      <style:text-properties fo:font-weight="bold" officeooo:rsid="001552bf" style:font-weight-asian="bold" style:font-weight-complex="bold"/>
    </style:style>
    <style:style style:name="T10" style:family="text">
      <style:text-properties officeooo:rsid="001df1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union du 28/01</text:p>
      <text:p text:style-name="P1"/>
      <text:p text:style-name="P2">Informations relatives au module  :</text:p>
      <text:p text:style-name="P2"/>
      <text:p text:style-name="P6">Contrainte principale du module : <text:span text:style-name="T5">le temps (Soutenance fin mai-début juin)</text:span></text:p>
      <text:p text:style-name="P14">Pas spécialement difficile, en général il y a une inflation sur les notes. <text:span text:style-name="T6">En théorie : demande 50h de travail par étudiant. En réalité :compter au moins le double !</text:span></text:p>
      <text:p text:style-name="P7">ATTENTION : si pas de validation, c’est un passif et il faut le repasser en 2A !</text:p>
      <text:p text:style-name="P11">Les notes sont individuelles.</text:p>
      <text:p text:style-name="P11"/>
      <text:p text:style-name="P19">Avoir LINUX (ou éventuellement un MAC). </text:p>
      <text:p text:style-name="P11"/>
      <text:p text:style-name="P15">Dans ce module, il y a une sorte de jeu de rôle :</text:p>
      <text:p text:style-name="P15">- L’école représente l’entreprise.</text:p>
      <text:p text:style-name="P15">- Le tuteur représente le chef / client exigeant.</text:p>
      <text:p text:style-name="P15">- Le groupe représente les ingénieurs qui doivent rendre le produit en temps et en heure pour le client.</text:p>
      <text:p text:style-name="P2"/>
      <text:p text:style-name="P3"/>
      <text:p text:style-name="P3">Informations relatives à <text:span text:style-name="T5">l’organisation :</text:span></text:p>
      <text:p text:style-name="P3"/>
      <text:p text:style-name="P5">Compte-rendu à chaque réunion → GIT (dépôt de tous les documents relatifs à l’avancée du projet).</text:p>
      <text:p text:style-name="P8"><text:span text:style-name="T2">Pour ce faire, une formation à l’outil GIT est prévue la semaine du </text:span><text:span text:style-name="T3">3 février. Il faudra créer un répertoire pour la documentation dont on va avoir besoin . Lorsqu’on a procédé à un gros changement ou produit un travail important d’un coup → envoyer un mail spécifique avec dans l’intitulé « Projet Flipper ». Bien mettre tout le groupe en copie pour chaque mail envoyé.</text:span></text:p>
      <text:p text:style-name="P10"><text:span text:style-name="T3">I</text:span><text:span text:style-name="T1">mpossible de faire des réunions toutes les semaines car trop de groupes à encadrer, donc réunion tous les 10 à 15 jours.</text:span></text:p>
      <text:p text:style-name="P11"/>
      <text:p text:style-name="P4"/>
      <text:p text:style-name="P4">Comment agir face à une situation problématique ?</text:p>
      <text:p text:style-name="P12"><text:s/></text:p>
      <text:p text:style-name="P9"><text:span text:style-name="T3">- </text:span><text:span text:style-name="T4">Problèmes techniques (ex : problème de code, on ne trouve pas l’erreur au bout de 20min→ ne pas perdre trop de temps) : le signaler au reste du groupe car chacun voit les choses à sa manière, et si le groupe n’y arrive pas ne pas hésiter à prendre rendez-vous avec le tuteur pour demander de l’aide.</text:span></text:p>
      <text:p text:style-name="P11"/>
      <text:p text:style-name="P11">-Problèmes relationnels / personnels (ex : coup de mou, soucis familiaux…) : gérer rapidement au sein du groupe, si on ne s’en sort pas le faire remonter au tuteur pour qu’il trouve une solution.</text:p>
      <text:p text:style-name="P11"/>
      <text:p text:style-name="P20"/>
      <text:p text:style-name="P20">Idée générale du projet :</text:p>
      <text:p text:style-name="P13"/>
      <text:p text:style-name="P13">Se familiariser avec ce qu’il se passe dans le flipper : plan incliné, boule qui monte dans un tube transparent puis qui rencontre des accessoires qui changent sa direction (<text:span text:style-name="T6">ressorts, bandes élastiques, champignons qui se contractent et renvoient la bille avec une énergie supplémentaire). En bas : 2 flippers qui permettent de renvoyer la bille dans la direction souhaitée.</text:span></text:p>
      <text:p text:style-name="P13"/>
      <text:p text:style-name="P17">Problèmes de physique : plan incliné, masse, somme des forces… Les phénomènes physiques sont connus, le but est de les modéliser en un système informatique qui fonctionne comme la réalité.</text:p>
      <text:p text:style-name="P16"><text:line-break/>On marque des points au fur et à mesure, et au bout d’un certain nombre de points on remporte des parties gratuites.</text:p>
      <text:p text:style-name="P25"><text:span text:style-name="T9">A faire pour la prochaine réunion (6/02) :</text:span></text:p>
      <text:p text:style-name="P23"/>
      <text:p text:style-name="P17">- Prendre connaissance du document sur <text:span text:style-name="T10">M</text:span>oodle (environ 20 pages) sur lequel est également fournie la grille d’évaluation. Le projet contient évidemment une partie de codage, mais ce n’est pas le seul objectif.</text:p>
      <text:p text:style-name="P17"/>
      <text:p text:style-name="P17">- Essayer un vrai flipper dans un café ainsi qu’un simulateur.</text:p>
      <text:p text:style-name="P17"/>
      <text:p text:style-name="P17">- Faire le cahier des charges : <text:span text:style-name="T7">sur </text:span><text:span text:style-name="T10">M</text:span><text:span text:style-name="T7">oodle est disponible une ébauche à enrichir avec les différents choix de conception (thème, surface de jeu, types de parcours possibles pour la balle, détails, design…). </text:span><text:span text:style-name="T8">Faire 2-3 pages avec éventuellement des schémas pour aider à la compréhension.</text:span></text:p>
      <text:p text:style-name="P17"/>
      <text:p text:style-name="P17">- <text:span text:style-name="T8">Rédiger l’analyse fonctionnelle : traduction du cahier des charges en fonctions informatiques (ex du classement : mémoire permanente donc fichier disque à créer et mettre à jour au fur et à mesure). </text:span><text:span text:style-name="T10">Autre exemple : d</text:span><text:span text:style-name="T8">a</text:span><text:span text:style-name="T10">n</text:span><text:span text:style-name="T8">s le cahier des charges, où il sera noté « meilleurs scores », l’analyse fonctionnelle contiendra « lecture et écriture du meilleur score ».</text:span></text:p>
      <text:p text:style-name="P17"/>
      <text:p text:style-name="P17">- <text:span text:style-name="T8">Sur JavaFX, simuler un plan incliné sur lequel une balle descend.</text:span></text:p>
      <text:p text:style-name="P17"/>
      <text:p text:style-name="P17"/>
      <text:p text:style-name="P24">Etapes qui suivront :</text:p>
      <text:p text:style-name="P24"/>
      <text:p text:style-name="P18">- Sur JavaFX, reprendre le programme du plan incliné et programmer un rebond, puis un rebond élastique.</text:p>
      <text:p text:style-name="P18"/>
      <text:p text:style-name="P18">- Incrémenter les compteurs, esthétique, couleurs, lumières qui clignotent, bruitages pour chaque accessoire, meilleurs scores à garder en mémoire : classement…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02T16:23:24.595129071</meta:creation-date>
    <dc:date>2020-02-02T20:54:23.795049238</dc:date>
    <meta:editing-duration>PT2H8M39S</meta:editing-duration>
    <meta:editing-cycles>18</meta:editing-cycles>
    <meta:generator>LibreOffice/6.4.0.3$MacOSX_X86_64 LibreOffice_project/b0a288ab3d2d4774cb44b62f04d5d28733ac6df8</meta:generator>
    <meta:document-statistic meta:table-count="0" meta:image-count="0" meta:object-count="0" meta:page-count="2" meta:paragraph-count="32" meta:word-count="658" meta:character-count="3863" meta:non-whitespace-character-count="3232"/>
  </office:meta>
</office:document-meta>
</file>